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="Line_20_Arrow_20_2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275cm" draw:marker-end="Line_20_Arrow_20_2" draw:marker-end-width="0.275cm" draw:fill="none" draw:fill-color="#ffffff" draw:textarea-horizontal-align="left" draw:auto-grow-height="true" draw:auto-grow-width="false" fo:min-height="0.646cm" fo:min-width="0.742cm"/>
    </style:style>
    <style:style style:name="gr3" style:family="graphic" style:parent-style-name="standard">
      <style:graphic-properties draw:stroke="none" svg:stroke-width="0.05cm" svg:stroke-color="#000000" draw:marker-start-width="0.275cm" draw:marker-end="Line_20_Arrow_20_2" draw:marker-end-width="0.275cm" draw:fill="none" draw:fill-color="#ffffff" draw:textarea-horizontal-align="left" draw:auto-grow-height="true" draw:auto-grow-width="false" fo:min-height="0.646cm" fo:min-width="0.932cm"/>
    </style:style>
    <style:style style:name="gr4" style:family="graphic" style:parent-style-name="standard">
      <style:graphic-properties draw:stroke="none" svg:stroke-width="0.05cm" svg:stroke-color="#000000" draw:marker-start-width="0.275cm" draw:marker-end="Line_20_Arrow_20_2" draw:marker-end-width="0.275cm" draw:fill="none" draw:fill-color="#ffffff" draw:textarea-horizontal-align="left" draw:auto-grow-height="true" draw:auto-grow-width="false" fo:min-height="0.876cm" fo:min-width="0.314cm"/>
    </style:style>
    <style:style style:name="gr5" style:family="graphic" style:parent-style-name="standard">
      <style:graphic-properties draw:stroke="none" svg:stroke-width="0.05cm" svg:stroke-color="#000000" draw:marker-start-width="0.275cm" draw:marker-end="Line_20_Arrow_20_2" draw:marker-end-width="0.275cm" draw:fill="none" draw:fill-color="#ffffff" draw:textarea-horizontal-align="left" draw:auto-grow-height="true" draw:auto-grow-width="false" fo:min-height="1.686cm" fo:min-width="1.77cm"/>
    </style:style>
    <style:style style:name="gr6" style:family="graphic" style:parent-style-name="standard">
      <style:graphic-properties draw:stroke="none" svg:stroke-width="0.05cm" svg:stroke-color="#000000" draw:marker-start-width="0.275cm" draw:marker-end="Line_20_Arrow_20_2" draw:marker-end-width="0.275cm" draw:fill="none" draw:fill-color="#ffffff" draw:textarea-horizontal-align="left" draw:auto-grow-height="true" draw:auto-grow-width="false" fo:min-height="1.716cm" fo:min-width="2.692cm"/>
    </style:style>
    <style:style style:name="gr7" style:family="graphic" style:parent-style-name="standard">
      <style:graphic-properties draw:stroke="none" svg:stroke-width="0.05cm" svg:stroke-color="#000000" draw:marker-start-width="0.275cm" draw:marker-end="Line_20_Arrow_20_2" draw:marker-end-width="0.275cm" draw:fill="none" draw:fill-color="#ffffff" draw:textarea-horizontal-align="left" draw:auto-grow-height="true" draw:auto-grow-width="false" fo:min-height="1.181cm" fo:min-width="1.77cm"/>
    </style:style>
    <style:style style:name="gr8" style:family="graphic" style:parent-style-name="standard">
      <style:graphic-properties draw:stroke="none" svg:stroke-color="#000000" draw:marker-end="Line_20_Arrow_20_2" draw:fill="none" draw:fill-color="#ffffff" draw:textarea-horizontal-align="left" draw:auto-grow-height="true" draw:auto-grow-width="true" fo:min-height="0.645cm" fo:min-width="2.8cm"/>
    </style:style>
    <style:style style:name="gr9" style:family="graphic" style:parent-style-name="standard">
      <style:graphic-properties draw:stroke="none" svg:stroke-color="#000000" draw:marker-end="Line_20_Arrow_20_2" draw:fill="none" draw:fill-color="#ffffff" draw:textarea-horizontal-align="left" draw:auto-grow-height="true" draw:auto-grow-width="true" fo:min-height="0.645cm" fo:min-width="3.196cm"/>
    </style:style>
    <style:style style:name="gr10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72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10pt" style:font-size-complex="10pt"/>
    </style:style>
    <style:style style:name="P3" style:family="paragraph">
      <style:text-properties fo:font-size="9pt" style:font-size-asian="10pt" style:font-size-complex="10pt"/>
    </style:style>
    <style:style style:name="P4" style:family="paragraph">
      <style:paragraph-properties fo:text-align="center"/>
      <style:text-properties fo:font-size="9pt" style:font-size-asian="12pt" style:font-size-complex="12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id="id2" draw:layer="layout" svg:width="2.05cm" svg:height="1.285cm" svg:x="6.47cm" svg:y="0.324cm">
          <draw:glue-point draw:id="8" svg:x="0.829cm" svg:y="0.05cm" draw:align="bottom-left" draw:escape-direction="left"/>
          <draw:glue-point draw:id="9" svg:x="0.496cm" svg:y="0.867cm" draw:align="center"/>
          <text:p text:style-name="P1"><text:span text:style-name="T1">Title</text:span></text:p>
          <text:p text:style-name="P1"><text:span text:style-name="T1">Classif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2.048cm" svg:height="1.285cm" svg:x="6.471cm" svg:y="3.8cm">
          <text:p text:style-name="P1"><text:span text:style-name="T1">Candidate</text:span></text:p>
          <text:p text:style-name="P1"><text:span text:style-name="T1">Pick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.403cm" svg:height="0.896cm" svg:x="3.15cm" svg:y="0.418cm">
          <draw:text-box>
            <text:p><text:span text:style-name="T1">title</text:span></text:p>
          </draw:text-box>
        </draw:frame>
        <draw:frame draw:style-name="gr3" draw:text-style-name="P3" draw:layer="layout" svg:width="1.645cm" svg:height="0.896cm" svg:x="1.151cm" svg:y="3.861cm">
          <draw:text-box>
            <text:p><text:span text:style-name="T1">body</text:span></text:p>
          </draw:text-box>
        </draw:frame>
        <draw:frame draw:style-name="gr4" draw:text-style-name="P3" draw:layer="layout" svg:width="0.955cm" svg:height="1.126cm" svg:x="6.918cm" svg:y="2.656cm">
          <draw:text-box>
            <text:p><text:span text:style-name="T1">K</text:span></text:p>
          </draw:text-box>
        </draw:frame>
        <draw:frame draw:style-name="gr5" draw:text-style-name="P2" draw:layer="layout" svg:width="2.2cm" svg:height="1.936cm" svg:x="9.436cm" svg:y="2.657cm">
          <draw:text-box>
            <text:p text:style-name="P1"><text:span text:style-name="T1">concepts</text:span></text:p>
          </draw:text-box>
        </draw:frame>
        <draw:frame draw:style-name="gr6" draw:text-style-name="P2" draw:layer="layout" svg:width="2.109cm" svg:height="1.966cm" svg:x="8.336cm" svg:y="3.938cm">
          <draw:text-box>
            <text:p text:style-name="P1"><text:span text:style-name="T1">candidate</text:span></text:p>
            <text:p text:style-name="P1"><text:span text:style-name="T1">lists</text:span></text:p>
          </draw:text-box>
        </draw:frame>
        <draw:custom-shape draw:style-name="gr1" draw:text-style-name="P4" draw:id="id1" draw:layer="layout" svg:width="1.642cm" svg:height="0.814cm" svg:x="0.239cm" svg:y="0.559cm">
          <text:p text:style-name="P1"><text:span text:style-name="T1">Web</text:span></text:p>
          <text:p text:style-name="P1"><text:span text:style-name="T1">Pag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4" draw:layer="layout" svg:width="2.048cm" svg:height="1.285cm" svg:x="2.848cm" svg:y="3.8cm">
          <text:p text:style-name="P1"><text:span text:style-name="T1">HTML</text:span></text:p>
          <text:p text:style-name="P1"><text:span text:style-name="T1">Par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2.052cm" svg:height="1.285cm" svg:x="10.674cm" svg:y="3.8cm">
          <draw:glue-point draw:id="8" svg:x="-2.334cm" svg:y="-4.98cm"/>
          <draw:glue-point draw:id="9" svg:x="2.348cm" svg:y="-5.237cm"/>
          <text:p text:style-name="P1"><text:span text:style-name="T1">Top-K</text:span></text:p>
          <text:p text:style-name="P1"><text:span text:style-name="T1">Rank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6" draw:layer="layout" svg:width="2.049cm" svg:height="1.285cm" svg:x="14.241cm" svg:y="3.8cm">
          <text:p text:style-name="P1"><text:span text:style-name="T1">Content</text:span></text:p>
          <text:p text:style-name="P1"><text:span text:style-name="T1">Process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8" draw:layer="layout" svg:width="1.637cm" svg:height="0.908cm" svg:x="16.962cm" svg:y="0.512cm">
          <text:p text:style-name="P1"><text:span text:style-name="T1">No</text:span></text:p>
          <text:p text:style-name="P1"><text:span text:style-name="T1">Resul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7" draw:text-style-name="P2" draw:layer="layout" svg:width="1.783cm" svg:height="1.431cm" svg:x="12.549cm" svg:y="3.983cm">
          <draw:text-box>
            <text:p text:style-name="P1"><text:span text:style-name="T1">top-k</text:span></text:p>
            <text:p text:style-name="P1"><text:span text:style-name="T1">list</text:span></text:p>
          </draw:text-box>
        </draw:frame>
        <draw:custom-shape draw:style-name="gr1" draw:text-style-name="P2" draw:id="id7" draw:layer="layout" svg:width="1.755cm" svg:height="0.943cm" svg:x="17.003cm" svg:y="3.959cm">
          <text:p text:style-name="P1"><text:span text:style-name="T1">Top-K</text:span></text:p>
          <text:p text:style-name="P1"><text:span text:style-name="T1">Lis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" draw:text-style-name="P3" draw:layer="layout" svg:width="3.601cm" svg:height="0.895cm" svg:x="12.481cm" svg:y="0.355cm">
          <draw:text-box>
            <text:p><text:span text:style-name="T1">not a top-k like title</text:span></text:p>
          </draw:text-box>
        </draw:frame>
        <draw:frame draw:style-name="gr9" draw:text-style-name="P3" draw:layer="layout" svg:width="3.696cm" svg:height="0.895cm" svg:x="12.481cm" svg:y="2.62cm">
          <draw:text-box>
            <text:p><text:span text:style-name="T1">no candidate lists</text:span></text:p>
          </draw:text-box>
        </draw:frame>
        <draw:connector draw:style-name="gr10" draw:text-style-name="P1" draw:layer="layout" svg:x1="1.881cm" svg:y1="0.965cm" svg:x2="6.47cm" svg:y2="0.965cm" draw:start-shape="id1" draw:start-glue-point="7" draw:end-shape="id2" draw:end-glue-point="5" svg:d="m1881 965h4589">
          <text:p/>
        </draw:connector>
        <draw:connector draw:style-name="gr10" draw:text-style-name="P1" draw:layer="layout" svg:x1="7.494cm" svg:y1="1.607cm" svg:x2="7.495cm" svg:y2="3.8cm" draw:start-shape="id2" draw:start-glue-point="6" draw:end-shape="id3" svg:d="m7494 1607v1097h1v1096">
          <text:p/>
        </draw:connector>
        <draw:connector draw:style-name="gr10" draw:text-style-name="P1" draw:layer="layout" svg:x1="4.894cm" svg:y1="4.441cm" svg:x2="6.471cm" svg:y2="4.441cm" draw:start-shape="id4" draw:start-glue-point="7" draw:end-shape="id3" draw:end-glue-point="5" svg:d="m4894 4441h1577">
          <text:p/>
        </draw:connector>
        <draw:connector draw:style-name="gr10" draw:text-style-name="P1" draw:layer="layout" svg:x1="8.517cm" svg:y1="4.441cm" svg:x2="10.674cm" svg:y2="4.441cm" draw:start-shape="id3" draw:start-glue-point="7" draw:end-shape="id5" draw:end-glue-point="5" svg:d="m8517 4441h2157">
          <text:p/>
        </draw:connector>
        <draw:connector draw:style-name="gr10" draw:text-style-name="P1" draw:layer="layout" svg:x1="12.724cm" svg:y1="4.441cm" svg:x2="14.241cm" svg:y2="4.441cm" draw:start-shape="id5" draw:start-glue-point="7" draw:end-shape="id6" draw:end-glue-point="5" svg:d="m12724 4441h1517">
          <text:p/>
        </draw:connector>
        <draw:connector draw:style-name="gr10" draw:text-style-name="P1" draw:layer="layout" svg:x1="16.29cm" svg:y1="4.441cm" svg:x2="17.003cm" svg:y2="4.429cm" draw:start-shape="id6" draw:start-glue-point="7" draw:end-shape="id7" draw:end-glue-point="5" svg:d="m16290 4441h356v-12h357">
          <text:p/>
        </draw:connector>
        <draw:connector draw:style-name="gr10" draw:text-style-name="P1" draw:layer="layout" svg:x1="1.059cm" svg:y1="1.373cm" svg:x2="2.848cm" svg:y2="4.441cm" draw:start-shape="id1" draw:start-glue-point="6" draw:end-shape="id4" draw:end-glue-point="5" svg:d="m1059 1373v3068h1789">
          <text:p/>
        </draw:connector>
        <draw:connector draw:style-name="gr11" draw:text-style-name="P1" draw:layer="layout" svg:x1="8.52cm" svg:y1="0.965cm" svg:x2="16.962cm" svg:y2="0.965cm" draw:start-shape="id2" draw:start-glue-point="7" draw:end-shape="id8" draw:end-glue-point="5" svg:d="m8520 965h8442">
          <text:p/>
        </draw:connector>
        <draw:frame draw:style-name="gr12" draw:text-style-name="P5" draw:layer="layout" svg:width="1.272cm" svg:height="0.997cm" svg:x="4.845cm" svg:y="3.974cm">
          <draw:text-box>
            <text:p text:style-name="P5"><text:span text:style-name="T2">DOM</text:span></text:p>
            <text:p text:style-name="P5"><text:span text:style-name="T2">tree</text:span></text:p>
          </draw:text-box>
        </draw:frame>
        <draw:connector draw:style-name="gr10" draw:text-style-name="P1" draw:layer="layout" draw:line-skew="-0.134cm" svg:x1="7.494cm" svg:y1="1.607cm" svg:x2="11.222cm" svg:y2="3.803cm" draw:start-shape="id2" draw:start-glue-point="6" draw:end-shape="id5" draw:end-glue-point="8" svg:d="m7494 1607v963h3728v1233">
          <text:p/>
        </draw:connector>
        <draw:connector draw:style-name="gr11" draw:text-style-name="P1" draw:layer="layout" svg:x1="12.181cm" svg:y1="3.8cm" svg:x2="17.78cm" svg:y2="1.42cm" draw:start-shape="id5" draw:start-glue-point="9" draw:end-shape="id8" draw:end-glue-point="6" svg:d="m12181 3800v-1190h5599v-11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_20_2" draw:display-name="Line Arrow 2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4cm" fo:margin-bottom="0cm" fo:margin-left="0cm" fo:margin-right="0cm" fo:page-width="19.7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4-05T12:41:04</meta:creation-date>
    <dc:date>2012-05-28T23:54:42</dc:date>
    <meta:editing-duration>PT07H17M08S</meta:editing-duration>
    <meta:editing-cycles>8</meta:editing-cycles>
    <meta:generator>OpenOffice.org/3.0$Linux OpenOffice.org_project/300m15$Build-9379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